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68cm" fo:min-width="2.83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15cm" fo:min-width="3.2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3cm" fo:min-width="1.36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45cm" fo:min-width="3.47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3.47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158cm" fo:min-width="3.6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86cm" fo:min-width="1.34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02cm" fo:min-width="4.07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57cm" fo:min-width="3.0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97cm" svg:height="1.584cm" svg:x="8.223cm" svg:y="1.186cm">
          <text:p text:style-name="P1"><text:span text:style-name="T1">START with best L</text:span><text:span text:style-name="T1"><text:line-break/></text:span><text:span text:style-name="T1">&amp; C relay in _status.</text:span></text:p>
          <text:p text:style-name="P1"><text:span text:style-name="T1">Initialize variab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77cm" svg:height="0.865cm" svg:x="8.186cm" svg:y="3.643cm">
          <text:p text:style-name="P1"><text:span text:style-name="T1">Set to Capacitor or</text:span><text:span text:style-name="T1"><text:line-break/></text:span><text:span text:style-name="T1">Inductor rela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733cm" svg:height="1.958cm" svg:x="8.205cm" svg:y="5.408cm">
          <text:p text:style-name="P1"><text:span text:style-name="T1"><text:line-break/></text:span><text:span text:style-name="T1">Will</text:span></text:p>
          <text:p text:style-name="P1"><text:span text:style-name="T1">lowRelay go</text:span></text:p>
          <text:p text:style-name="P1"><text:span text:style-name="T1">beyond 0 to</text:span><text:span text:style-name="T1"><text:line-break/></text:span><text:span text:style-name="T1">255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3.979cm" svg:height="0.995cm" svg:x="13.94cm" svg:y="5.89cm">
          <text:p text:style-name="P1"><text:span text:style-name="T1">LowRelay to 0 or 247</text:span><text:span text:style-name="T1"><text:line-break/></text:span><text:span text:style-name="T1">as appropri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979cm" svg:height="1.27cm" svg:x="8.082cm" svg:y="8.109cm">
          <text:p text:style-name="P1"><text:span text:style-name="T1">Get current C or L Relay</text:span></text:p>
          <text:p text:style-name="P1"><text:span text:style-name="T1">&amp; set lowRelay to this</text:span><text:span text:style-name="T1"><text:line-break/></text:span><text:span text:style-name="T1">minus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4.115cm" svg:height="1.408cm" svg:x="8.014cm" svg:y="10.434cm">
          <text:p text:style-name="P1"><text:span text:style-name="T1">Load values[9] with SWR</text:span><text:span text:style-name="T1"><text:line-break/></text:span><text:span text:style-name="T1">from lowRelay up and</text:span><text:span text:style-name="T1"><text:line-break/></text:span><text:span text:style-name="T1">get best value into c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0.071cm" svg:y1="2.77cm" svg:x2="10.071cm" svg:y2="3.643cm" draw:start-shape="id1" draw:start-glue-point="6" draw:end-shape="id2" draw:end-glue-point="4" svg:d="M10071 2770v873" svg:viewBox="0 0 1 874">
          <text:p/>
        </draw:connector>
        <draw:connector draw:style-name="gr7" draw:text-style-name="P3" draw:layer="layout" svg:x1="10.071cm" svg:y1="4.508cm" svg:x2="10.071cm" svg:y2="5.408cm" draw:start-shape="id2" draw:start-glue-point="6" draw:end-shape="id3" draw:end-glue-point="4" svg:d="M10071 4508v900" svg:viewBox="0 0 1 901">
          <text:p/>
        </draw:connector>
        <draw:connector draw:style-name="gr7" draw:text-style-name="P3" draw:layer="layout" svg:x1="11.938cm" svg:y1="6.387cm" svg:x2="13.94cm" svg:y2="6.387cm" draw:start-shape="id3" draw:start-glue-point="7" draw:end-shape="id4" draw:end-glue-point="5" svg:d="M11938 6387h2002" svg:viewBox="0 0 2003 1">
          <text:p/>
        </draw:connector>
        <draw:connector draw:style-name="gr7" draw:text-style-name="P3" draw:layer="layout" svg:x1="10.071cm" svg:y1="7.366cm" svg:x2="10.072cm" svg:y2="8.109cm" draw:start-shape="id3" draw:start-glue-point="6" draw:end-shape="id5" draw:end-glue-point="4" svg:d="M10071 7366v372h1v371" svg:viewBox="0 0 2 744">
          <text:p/>
        </draw:connector>
        <draw:connector draw:style-name="gr7" draw:text-style-name="P3" draw:layer="layout" svg:x1="10.072cm" svg:y1="9.379cm" svg:x2="10.072cm" svg:y2="10.434cm" draw:start-shape="id5" draw:start-glue-point="6" draw:end-shape="id6" draw:end-glue-point="4" svg:d="M10072 9379v1055" svg:viewBox="0 0 1 1056">
          <text:p/>
        </draw:connector>
        <draw:frame draw:style-name="gr8" draw:text-style-name="P4" draw:layer="layout" svg:width="1.074cm" svg:height="0.649cm" svg:x="9.534cm" svg:y="5.803cm">
          <draw:text-box>
            <text:p><text:span text:style-name="T1">Yes</text:span></text:p>
          </draw:text-box>
        </draw:frame>
        <draw:frame draw:style-name="gr8" draw:text-style-name="P5" draw:layer="layout" svg:width="0.951cm" svg:height="0.649cm" svg:x="9.596cm" svg:y="7.281cm">
          <draw:text-box draw:corner-radius="0.738cm">
            <text:p><text:span text:style-name="T1">No</text:span></text:p>
          </draw:text-box>
        </draw:frame>
        <draw:frame draw:style-name="gr8" draw:text-style-name="P5" draw:layer="layout" svg:width="5.193cm" svg:height="1.445cm" svg:x="1.778cm" svg:y="5.652cm">
          <draw:text-box>
            <text:p><text:span text:style-name="T1">If lowRelay would go below 0</text:span><text:span text:style-name="T1"><text:line-break/></text:span><text:span text:style-name="T1">we set it to 0 and if it would go</text:span><text:span text:style-name="T1"><text:line-break/></text:span><text:span text:style-name="T1">above 255, we set it to 247.</text:span></text:p>
          </draw:text-box>
        </draw:frame>
        <draw:custom-shape draw:style-name="gr9" draw:text-style-name="P2" xml:id="id7" draw:id="id7" draw:layer="layout" svg:width="3.683cm" svg:height="1.672cm" svg:x="8.23cm" svg:y="13.358cm">
          <text:p text:style-name="P1"><text:span text:style-name="T1">Is cnt =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8" draw:id="id8" draw:layer="layout" svg:width="3.683cm" svg:height="1.672cm" svg:x="8.23cm" svg:y="15.672cm">
          <text:p text:style-name="P1"><text:span text:style-name="T1">Is cnt &lt;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0" draw:id="id10" draw:layer="layout" svg:width="4.572cm" svg:height="1.27cm" svg:x="7.785cm" svg:y="18.116cm">
          <text:p text:style-name="P1"><text:span text:style-name="T1">Move array down the relays</text:span><text:span text:style-name="T1"><text:line-break/></text:span><text:span text:style-name="T1">and get data into new</text:span><text:span text:style-name="T1"><text:line-break/></text:span><text:span text:style-name="T1">lowRelay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1" draw:id="id11" draw:layer="layout" svg:width="4.115cm" svg:height="1.408cm" svg:x="8.014cm" svg:y="20.688cm">
          <text:p text:style-name="P1"><text:span text:style-name="T1">Get best value into c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9" draw:id="id9" draw:layer="layout" svg:width="4.572cm" svg:height="1.27cm" svg:x="13.643cm" svg:y="15.873cm">
          <text:p text:style-name="P1"><text:span text:style-name="T1">Move array down the relays</text:span><text:span text:style-name="T1"><text:line-break/></text:span><text:span text:style-name="T1">and get data into new</text:span><text:span text:style-name="T1"><text:line-break/></text:span><text:span text:style-name="T1">lowRelay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0.072cm" svg:y1="11.842cm" svg:x2="10.071cm" svg:y2="13.358cm" draw:start-shape="id6" draw:start-glue-point="6" draw:end-shape="id7" draw:end-glue-point="4" svg:d="M10072 11842v759h-1v757" svg:viewBox="0 0 2 1517">
          <text:p/>
        </draw:connector>
        <draw:connector draw:style-name="gr7" draw:text-style-name="P3" draw:layer="layout" svg:x1="10.071cm" svg:y1="15.03cm" svg:x2="10.071cm" svg:y2="15.672cm" draw:start-shape="id7" draw:start-glue-point="6" draw:end-shape="id8" draw:end-glue-point="4" svg:d="M10071 15030v642" svg:viewBox="0 0 1 643">
          <text:p/>
        </draw:connector>
        <draw:connector draw:style-name="gr7" draw:text-style-name="P3" draw:layer="layout" svg:x1="11.913cm" svg:y1="16.508cm" svg:x2="13.643cm" svg:y2="16.508cm" draw:start-shape="id8" draw:start-glue-point="7" draw:end-shape="id9" draw:end-glue-point="5" svg:d="M11913 16508h1730" svg:viewBox="0 0 1731 1">
          <text:p/>
        </draw:connector>
        <draw:connector draw:style-name="gr7" draw:text-style-name="P3" draw:layer="layout" svg:x1="10.071cm" svg:y1="17.344cm" svg:x2="10.071cm" svg:y2="18.116cm" draw:start-shape="id8" draw:start-glue-point="6" draw:end-shape="id10" draw:end-glue-point="4" svg:d="M10071 17344v772" svg:viewBox="0 0 1 773">
          <text:p/>
        </draw:connector>
        <draw:connector draw:style-name="gr7" draw:text-style-name="P3" draw:layer="layout" svg:x1="10.071cm" svg:y1="19.386cm" svg:x2="10.072cm" svg:y2="20.688cm" draw:start-shape="id10" draw:start-glue-point="6" draw:end-shape="id11" draw:end-glue-point="4" svg:d="M10071 19386v652h1v650" svg:viewBox="0 0 2 1303">
          <text:p/>
        </draw:connector>
        <draw:connector draw:style-name="gr7" draw:text-style-name="P3" draw:layer="layout" draw:line-skew="0.859cm" svg:x1="15.929cm" svg:y1="17.143cm" svg:x2="10.072cm" svg:y2="20.688cm" draw:start-shape="id9" draw:start-glue-point="6" draw:end-shape="id11" draw:end-glue-point="4" svg:d="M15929 17143v2632h-5857v913" svg:viewBox="0 0 5858 3546">
          <text:p/>
        </draw:connector>
        <draw:custom-shape draw:style-name="gr11" draw:text-style-name="P2" xml:id="id12" draw:id="id12" draw:layer="layout" svg:width="3.979cm" svg:height="1.143cm" svg:x="8.082cm" svg:y="24.231cm">
          <text:p text:style-name="P1"><text:span text:style-name="T1">EXIT returning</text:span><text:span text:style-name="T1"><text:line-break/></text:span><text:span text:style-name="T1">best SW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draw:line-skew="1.122cm" svg:x1="15.93cm" svg:y1="6.885cm" svg:x2="10.075cm" svg:y2="9.674cm" draw:start-shape="id4" draw:start-glue-point="6" svg:d="M15930 6885v2767h-5855v22" svg:viewBox="0 0 5856 2790">
          <text:p/>
        </draw:connector>
        <draw:connector draw:style-name="gr7" draw:text-style-name="P3" draw:layer="layout" draw:line-skew="0cm -5.561cm" svg:x1="10.072cm" svg:y1="22.096cm" svg:x2="10.075cm" svg:y2="12.34cm" draw:start-shape="id11" draw:start-glue-point="6" svg:d="M10072 22096v502h-3003v-10258h3006" svg:viewBox="0 0 3007 10259">
          <text:p/>
        </draw:connector>
        <draw:connector draw:style-name="gr7" draw:text-style-name="P3" draw:layer="layout" draw:line-skew="6.699cm 3.737cm" svg:x1="11.913cm" svg:y1="14.194cm" svg:x2="10.072cm" svg:y2="24.231cm" draw:start-shape="id7" draw:start-glue-point="7" draw:end-shape="id12" draw:end-glue-point="4" svg:d="M11913 14194h7200v9174h-9041v863" svg:viewBox="0 0 9042 10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eme </meta:initial-creator>
    <meta:creation-date>2015-12-26T06:22:35.450970314</meta:creation-date>
    <dc:date>2015-12-26T09:37:56.598589309</dc:date>
    <dc:creator>Graeme </dc:creator>
    <meta:editing-duration>PT53M7S</meta:editing-duration>
    <meta:editing-cycles>9</meta:editing-cycles>
    <meta:generator>LibreOffice/5.0.3.2$Linux_x86 LibreOffice_project/00m0$Build-2</meta:generator>
    <meta:document-statistic meta:object-count="29"/>
  </office:meta>
</office:document-meta>
</file>